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aial" svg:font-family="araial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85cm"/>
    </style:style>
    <style:style style:name="co2" style:family="table-column">
      <style:table-column-properties fo:break-before="auto" style:column-width="5.447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9.163cm"/>
    </style:style>
    <style:style style:name="co6" style:family="table-column">
      <style:table-column-properties fo:break-before="auto" style:column-width="3.445cm"/>
    </style:style>
    <style:style style:name="co7" style:family="table-column">
      <style:table-column-properties fo:break-before="auto" style:column-width="7.83cm"/>
    </style:style>
    <style:style style:name="co8" style:family="table-column">
      <style:table-column-properties fo:break-before="auto" style:column-width="10.024cm"/>
    </style:style>
    <style:style style:name="co9" style:family="table-column">
      <style:table-column-properties fo:break-before="auto" style:column-width="26.284cm"/>
    </style:style>
    <style:style style:name="co10" style:family="table-column">
      <style:table-column-properties fo:break-before="auto" style:column-width="0.7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5cm" fo:break-before="auto" style:use-optimal-row-height="false"/>
    </style:style>
    <style:style style:name="ro3" style:family="table-row">
      <style:table-row-properties style:row-height="1.94cm" fo:break-before="auto" style:use-optimal-row-height="false"/>
    </style:style>
    <style:style style:name="ro4" style:family="table-row">
      <style:table-row-properties style:row-height="2.697cm" fo:break-before="auto" style:use-optimal-row-height="false"/>
    </style:style>
    <style:style style:name="ro5" style:family="table-row">
      <style:table-row-properties style:row-height="6.803cm" fo:break-before="auto" style:use-optimal-row-height="false"/>
    </style:style>
    <style:style style:name="ro6" style:family="table-row">
      <style:table-row-properties style:row-height="6.722cm" fo:break-before="auto" style:use-optimal-row-height="false"/>
    </style:style>
    <style:style style:name="ro7" style:family="table-row">
      <style:table-row-properties style:row-height="4.941cm" fo:break-before="auto" style:use-optimal-row-height="false"/>
    </style:style>
    <style:style style:name="ro8" style:family="table-row">
      <style:table-row-properties style:row-height="13.243cm" fo:break-before="auto" style:use-optimal-row-height="false"/>
    </style:style>
    <style:style style:name="ro9" style:family="table-row">
      <style:table-row-properties style:row-height="4.616cm" fo:break-before="auto" style:use-optimal-row-height="false"/>
    </style:style>
    <style:style style:name="ro10" style:family="table-row">
      <style:table-row-properties style:row-height="4.819cm" fo:break-before="auto" style:use-optimal-row-height="false"/>
    </style:style>
    <style:style style:name="ro11" style:family="table-row">
      <style:table-row-properties style:row-height="11.188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weight="bold" style:font-name-asian="DejaVu Sans" style:font-name-complex="Noto Sans Arabic UI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style:font-name="araial"/>
    </style:style>
    <style:style style:name="ce9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text-underline-style="solid" style:text-underline-width="auto" style:text-underline-color="font-color" style:font-weight-asian="normal" style:font-weight-complex="normal"/>
    </style:style>
    <style:style style:name="T3" style:family="text">
      <style:text-properties fo:font-size="12pt" style:font-size-asian="12pt" style:font-size-complex="12pt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DejaVu Sans" style:font-name-complex="Noto Sans Arabic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fo:color="#000000" style:language-complex="hi" style:country-complex="IN" style:font-name-complex="Noto Sans Arabic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 table:print-ranges="Sheet2.K5:Sheet2.K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/>
          <table:table-cell table:style-name="ce5" table:number-columns-repeated="8"/>
          <table:table-cell table:number-columns-repeated="16375"/>
        </table:table-row>
        <table:table-header-rows>
          <table:table-row table:style-name="ro2">
            <table:table-cell table:style-name="ce3"/>
            <table:table-cell table:style-name="ce6" office:value-type="string" calcext:value-type="string">
              <text:p>Servicio API</text:p>
            </table:table-cell>
            <table:table-cell table:style-name="ce9" office:value-type="string" calcext:value-type="string" table:number-columns-spanned="7" table:number-rows-spanned="1">
              <text:p>CARACTERÍSTICAS GENERALES</text:p>
            </table:table-cell>
            <table:covered-table-cell table:number-columns-repeated="6" table:style-name="ce14"/>
            <table:table-cell table:style-name="ce3" table:number-columns-repeated="16374"/>
            <table:table-cell/>
          </table:table-row>
          <table:table-row table:style-name="ro3">
            <table:table-cell table:style-name="ce3"/>
            <table:table-cell table:style-name="ce13" office:value-type="string" calcext:value-type="string" table:number-columns-spanned="1" table:number-rows-spanned="6">
              <text:p>OpenWeatherMap</text:p>
              <text:p/>
              <text:p/>
              <text:p/>
              <text:p/>
              <text:p/>
              <text:p><text:span text:style-name="T1">DATOS BASE:</text:span></text:p>
              <text:p><text:span text:style-name="T2">- Temperatura actual.</text:span></text:p>
              <text:p><text:span text:style-name="T2">- Temperaturas máximas y mínimas del día</text:span></text:p>
              <text:p><text:span text:style-name="T2">- Datos de viento.</text:span></text:p>
              <text:p><text:span text:style-name="T2">- Datos de precipitaciones</text:span></text:p>
            </table:table-cell>
            <table:table-cell table:style-name="ce10" office:value-type="string" calcext:value-type="string">
              <text:p>Tipo de Plan</text:p>
            </table:table-cell>
            <table:table-cell table:style-name="ce10" office:value-type="string" calcext:value-type="string">
              <text:p>Uso Permitido</text:p>
            </table:table-cell>
            <table:table-cell table:style-name="ce10" office:value-type="string" calcext:value-type="string">
              <text:p>Servicios/Características</text:p>
            </table:table-cell>
            <table:table-cell table:style-name="ce10" office:value-type="string" calcext:value-type="string">
              <text:p>Atribución Obligatoria</text:p>
            </table:table-cell>
            <table:table-cell table:style-name="ce10" office:value-type="string" calcext:value-type="string">
              <text:p>Precio (USD)</text:p>
            </table:table-cell>
            <table:table-cell table:style-name="ce10" office:value-type="string" calcext:value-type="string">
              <text:p>Enlace</text:p>
            </table:table-cell>
            <table:table-cell table:style-name="ce10" office:value-type="string" calcext:value-type="string">
              <text:p>DETALLES</text:p>
            </table:table-cell>
            <table:table-cell table:style-name="ce3" table:number-columns-repeated="16374"/>
            <table:table-cell/>
          </table:table-row>
          <table:table-row table:style-name="ro4">
            <table:table-cell table:style-name="ce3"/>
            <table:covered-table-cell table:style-name="ce8"/>
            <table:table-cell table:style-name="ce11" office:value-type="string" calcext:value-type="string">
              <text:p>Free Tier</text:p>
            </table:table-cell>
            <table:table-cell table:style-name="ce21" office:value-type="string" calcext:value-type="string">
              <text:p>No comercial</text:p>
            </table:table-cell>
            <table:table-cell table:style-name="ce21" office:value-type="string" calcext:value-type="string">
              <text:p>- 1,000 llamadas/día.</text:p>
              <text:p>- Datos actuales y pronóstico 5 días.</text:p>
              <text:p>- 40+ variables básicas.</text:p>
            </table:table-cell>
            <table:table-cell table:style-name="ce21" office:value-type="string" calcext:value-type="string">
              <text:p>Logo + enlace</text:p>
            </table:table-cell>
            <table:table-cell table:style-name="ce21" office:value-type="string" calcext:value-type="string">
              <text:p>$0/mes</text:p>
            </table:table-cell>
            <table:table-cell table:style-name="ce21" office:value-type="string" calcext:value-type="string" table:number-columns-spanned="1" table:number-rows-spanned="5">
              <text:p><text:a xlink:href="https://openweathermap.org/price" xlink:type="simple">https://openweathermap.org/price</text:a></text:p>
            </table:table-cell>
            <table:table-cell table:style-name="ce19" office:value-type="string" calcext:value-type="string" table:number-columns-spanned="1" table:number-rows-spanned="5">
              <text:p>Límites y Consecuencias al Excederlos:</text:p>
              <text:p>Free Tier: Si superas 1,000 llamadas/día, la API se bloquea hasta el siguiente día.</text:p>
              <text:p>Startup: Cada llamada extra cuesta **0.0015∗∗(ej:2,000llamadas=0.0015∗∗(ej:2,000llamadas=1.5 adicionales).</text:p>
              <text:p>Developer/Professional: Si excedes el límite mensual, se aplica $0.002/llamada extra.</text:p>
              <text:p>Atribución:</text:p>
              <text:p>Todos los planes (incluidos los pagos) requieren mostrar el logo de OpenWeatherMap y un enlace a su sitio.</text:p>
              <text:p>Ejemplo: "Weather data provided by OpenWeather" + logo.</text:p>
              <text:p>Datos Históricos:</text:p>
              <text:p>Free: Solo 5 días hacia atrás.</text:p>
              <text:p>Developer: 5 años.</text:p>
              <text:p>Professional: 20 años.</text:p>
              <text:p>Enterprise: 40+ años.</text:p>
              <text:p>Métodos de Pago:</text:p>
              <text:p>Free: Sin tarjeta.</text:p>
              <text:p>Startup/Developer/Professional: Tarjeta de crédito (Visa, Mastercard, Amex).</text:p>
              <text:p>Enterprise: Facturación directa (transferencia bancaria).</text:p>
              <text:p>APIs Incluidas:</text:p>
              <text:p>Current Weather, 5/16-Day Forecast, Historical Data, Air Pollution, UV Index, etc.</text:p>
              <text:p>Algunas APIs (ej: Road Risk) requieren planes superiores.</text:p>
              <text:p/>
              <text:p><text:span text:style-name="T7">Ejemplo de Costo en Plan Startup:</text:span></text:p>
              <text:p>1,500 llamadas/día = (1,000 base) + (500 extras × 0.0015)=∗∗0.0015)=∗∗0.75/día** → ~$22.5/mes.</text:p>
              <text:p/>
              <text:p><text:span text:style-name="T7">Enlaces Relevantes:</text:span></text:p>
              <text:p>Términos Legales: <text:a xlink:href="https://openweather.co.uk/terms" xlink:type="simple">Terms &amp; Conditions</text:a></text:p>
              <text:p>Política de Precios Completa: <text:a xlink:href="https://openweathermap.org/price" xlink:type="simple">Pricing Details</text:a></text:p>
              <text:p>Licencia de Datos: <text:a xlink:href="https://openweather.co.uk/terms/api-data-licence" xlink:type="simple">API Data License</text:a></text:p>
              <text:p/>
              <text:p><text:span text:style-name="T7">Consideraciones para Uso Comercial:</text:span></text:p>
              <text:p>Free Tier: No apto para apps/webs con publicidad, SaaS, o venta de datos.</text:p>
              <text:p>Startup: Ideal para startups con tráfico variable (pago por uso).</text:p>
              <text:p>Enterprise: Incluye datos de radar, satélite, y modelos propietarios (ej: precipitations minute-by-minute).</text:p>
              <text:p/>
            </table:table-cell>
            <table:table-cell table:style-name="ce3" table:number-columns-repeated="16374"/>
            <table:table-cell/>
          </table:table-row>
          <table:table-row table:style-name="ro4">
            <table:table-cell table:style-name="ce3"/>
            <table:covered-table-cell table:style-name="ce8"/>
            <table:table-cell table:style-name="ce11" office:value-type="string" calcext:value-type="string">
              <text:p>Startup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1,000 llamadas/día base.</text:p>
              <text:p>- Pay-as-you-go: $0.0015 por llamada extra.</text:p>
              <text:p>- Pronóstico 16 días, históricos (5 días).</text:p>
            </table:table-cell>
            <table:table-cell table:style-name="ce21" office:value-type="string" calcext:value-type="string">
              <text:p>Logo + enlace</text:p>
            </table:table-cell>
            <table:table-cell table:style-name="ce21" office:value-type="string" calcext:value-type="string">
              <text:p>0/mesbase+0/mesbase+0.0015/llamada extra</text:p>
            </table:table-cell>
            <table:covered-table-cell table:number-columns-repeated="2" table:style-name="ce21"/>
            <table:table-cell table:style-name="ce3" table:number-columns-repeated="16374"/>
            <table:table-cell/>
          </table:table-row>
          <table:table-row table:style-name="ro4">
            <table:table-cell table:style-name="ce3"/>
            <table:covered-table-cell table:style-name="ce8"/>
            <table:table-cell table:style-name="ce11" office:value-type="string" calcext:value-type="string">
              <text:p>Developer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100,000 llamadas/mes.</text:p>
              <text:p>- Datos históricos (5 años).</text:p>
              <text:p>- Soporte técnico por email.</text:p>
            </table:table-cell>
            <table:table-cell table:style-name="ce21" office:value-type="string" calcext:value-type="string">
              <text:p>Logo + enlace</text:p>
            </table:table-cell>
            <table:table-cell table:style-name="ce21" office:value-type="string" calcext:value-type="string">
              <text:p>45/mes(45/mes(40/mes si pago anual)</text:p>
            </table:table-cell>
            <table:covered-table-cell table:number-columns-repeated="2" table:style-name="ce21"/>
            <table:table-cell table:style-name="ce3" table:number-columns-repeated="16374"/>
            <table:table-cell/>
          </table:table-row>
          <table:table-row table:style-name="ro4">
            <table:table-cell table:style-name="ce3"/>
            <table:covered-table-cell table:style-name="ce8"/>
            <table:table-cell table:style-name="ce11" office:value-type="string" calcext:value-type="string">
              <text:p>Professional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1M llamadas/mes.</text:p>
              <text:p>- Históricos (20 años).</text:p>
              <text:p>- Acceso a datos de radiación UV y CO2.</text:p>
            </table:table-cell>
            <table:table-cell table:style-name="ce21" office:value-type="string" calcext:value-type="string">
              <text:p>Logo + enlace</text:p>
            </table:table-cell>
            <table:table-cell table:style-name="ce21" office:value-type="string" calcext:value-type="string">
              <text:p>180/mes(180/mes(160/mes si pago anual)</text:p>
            </table:table-cell>
            <table:covered-table-cell table:number-columns-repeated="2" table:style-name="ce21"/>
            <table:table-cell table:style-name="ce3" table:number-columns-repeated="16374"/>
            <table:table-cell/>
          </table:table-row>
          <table:table-row table:style-name="ro4">
            <table:table-cell table:style-name="ce3"/>
            <table:covered-table-cell table:style-name="ce8"/>
            <table:table-cell table:style-name="ce11" office:value-type="string" calcext:value-type="string">
              <text:p>Enterprise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Llamadas ilimitadas.</text:p>
              <text:p>- Datos históricos (40+ años).</text:p>
              <text:p>- Soporte 24/7 y SLAs.</text:p>
            </table:table-cell>
            <table:table-cell table:style-name="ce21" office:value-type="string" calcext:value-type="string">
              <text:p>Logo + enlace</text:p>
            </table:table-cell>
            <table:table-cell table:style-name="ce21" office:value-type="string" calcext:value-type="string">
              <text:p>Personalizado (contactar ventas)</text:p>
            </table:table-cell>
            <table:covered-table-cell table:number-columns-repeated="2" table:style-name="ce21"/>
            <table:table-cell table:style-name="ce3" table:number-columns-repeated="16374"/>
            <table:table-cell/>
          </table:table-row>
          <table:table-row table:style-name="ro1">
            <table:table-cell table:number-columns-repeated="16384"/>
          </table:table-row>
          <table:table-row table:style-name="ro3">
            <table:table-cell table:style-name="ce4"/>
            <table:table-cell table:style-name="ce13" office:value-type="string" calcext:value-type="string" table:number-columns-spanned="1" table:number-rows-spanned="6">
              <text:p><text:span text:style-name="T3">WeatherAPI</text:span></text:p>
              <text:p/>
              <text:p/>
              <text:p/>
              <text:p/>
              <text:p/>
              <text:p/>
              <text:p><text:span text:style-name="T1">DATOS BASE:</text:span></text:p>
              <text:p><text:span text:style-name="T2">- Temperatura actual.</text:span></text:p>
              <text:p><text:span text:style-name="T2">- Temperaturas máximas y mínimas del día</text:span></text:p>
              <text:p><text:span text:style-name="T2">- Datos de viento.</text:span></text:p>
              <text:p><text:span text:style-name="T2">- Datos de precipitaciones</text:span></text:p>
            </table:table-cell>
            <table:table-cell table:style-name="ce10" office:value-type="string" calcext:value-type="string">
              <text:p>Tipo de Plan</text:p>
            </table:table-cell>
            <table:table-cell table:style-name="ce10" office:value-type="string" calcext:value-type="string">
              <text:p>Uso Permitido</text:p>
            </table:table-cell>
            <table:table-cell table:style-name="ce10" office:value-type="string" calcext:value-type="string">
              <text:p>Servicios/Características</text:p>
            </table:table-cell>
            <table:table-cell table:style-name="ce10" office:value-type="string" calcext:value-type="string">
              <text:p>Atribución Obligatoria</text:p>
            </table:table-cell>
            <table:table-cell table:style-name="ce10" office:value-type="string" calcext:value-type="string">
              <text:p>Precio (USD)</text:p>
            </table:table-cell>
            <table:table-cell table:style-name="ce10" office:value-type="string" calcext:value-type="string">
              <text:p>Enlace</text:p>
            </table:table-cell>
            <table:table-cell table:style-name="ce10" office:value-type="string" calcext:value-type="string">
              <text:p>DETALLES</text:p>
            </table:table-cell>
            <table:table-cell table:style-name="ce4" table:number-columns-repeated="16374"/>
          </table:table-row>
          <table:table-row table:style-name="ro4">
            <table:table-cell table:style-name="ce4"/>
            <table:covered-table-cell table:style-name="ce8"/>
            <table:table-cell table:style-name="ce11" office:value-type="string" calcext:value-type="string">
              <text:p>Free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1,000,000 llamadas/mes.</text:p>
              <text:p>- Datos actuales, pronóstico 7 días.</text:p>
              <text:p>- Búsqueda por IP.</text:p>
            </table:table-cell>
            <table:table-cell table:style-name="ce21" office:value-type="string" calcext:value-type="string">
              <text:p>No requerida</text:p>
            </table:table-cell>
            <table:table-cell table:style-name="ce21" office:value-type="string" calcext:value-type="string">
              <text:p>$0/mes</text:p>
            </table:table-cell>
            <table:table-cell table:style-name="ce21" office:value-type="string" calcext:value-type="string" table:number-columns-spanned="1" table:number-rows-spanned="5">
              <text:p><text:span text:style-name="T6"><text:a xlink:href="https://www.weatherapi.com/pricing.aspx" xlink:type="simple">https://www.weatherapi.com/pricing.aspx</text:a></text:span></text:p>
            </table:table-cell>
            <table:table-cell table:style-name="ce19" office:value-type="string" calcext:value-type="string" table:number-columns-spanned="1" table:number-rows-spanned="5">
              <text:p>Límites y Consecuencias al Excederlos:</text:p>
              <text:p>Free: Si superas 1,000,000 llamadas/mes, la API se bloquea hasta el siguiente mes.</text:p>
              <text:p>Hobby/Pro/Advanced: Si excedes el límite mensual, se aplica un cargo adicional de $0.0005/llamada extra.</text:p>
              <text:p>Enterprise: Sin límites de llamadas.</text:p>
              <text:p>Atribución:</text:p>
              <text:p>No es obligatoria en ningún plan, a diferencia de OpenWeatherMap.</text:p>
              <text:p>Datos Históricos:</text:p>
              <text:p>Free/Hobby/Pro: No incluye datos históricos.</text:p>
              <text:p>Advanced: Históricos de 7 días.</text:p>
              <text:p>Enterprise: Históricos de 30+ años.</text:p>
              <text:p>Métodos de Pago:</text:p>
              <text:p>Free: Sin tarjeta.</text:p>
              <text:p>Hobby/Pro/Advanced: Tarjeta de crédito (Visa, Mastercard, Amex).</text:p>
              <text:p>Enterprise: Facturación directa (transferencia bancaria).</text:p>
              <text:p>APIs Incluidas:</text:p>
              <text:p>Current Weather, Forecast (7/14 días), Astronomy, Time Zone, Sports, Alerts, Air Quality, etc.</text:p>
              <text:p/>
              <text:p><text:span text:style-name="T8">Ejemplo de Costo en Plan Hobby:</text:span></text:p>
              <text:p>2,500,000 llamadas/mes = (2,000,000 base) + (500,000 extras × 0.0005)=∗∗0.0005)=∗∗250 adicionales** → ~$252.99/mes.</text:p>
              <text:p/>
              <text:p><text:span text:style-name="T8">Enlaces Relevantes:</text:span></text:p>
              <text:p>Página de Precios: <text:a xlink:href="https://www.weatherapi.com/pricing.aspx" xlink:type="simple">https://www.weatherapi.com/pricing.aspx</text:a></text:p>
              <text:p>Documentación de la API: <text:a xlink:href="https://www.weatherapi.com/docs/" xlink:type="simple">https://www.weatherapi.com/docs/</text:a></text:p>
              <text:p>Términos y Condiciones: <text:a xlink:href="https://www.weatherapi.com/terms.aspx" xlink:type="simple">https://www.weatherapi.com/terms.aspx</text:a></text:p>
              <text:p/>
              <text:p><text:span text:style-name="T8">Consideraciones para Uso Comercial:</text:span></text:p>
              <text:p>Free: Ideal para proyectos pequeños o pruebas.</text:p>
              <text:p>Hobby/Pro: Adecuado para aplicaciones con tráfico moderado.</text:p>
              <text:p>Enterprise: Recomendado para empresas que necesitan datos históricos extensos y soporte prioritario.</text:p>
            </table:table-cell>
            <table:table-cell table:style-name="ce4" table:number-columns-repeated="16374"/>
          </table:table-row>
          <table:table-row table:style-name="ro4">
            <table:table-cell table:style-name="ce4"/>
            <table:covered-table-cell table:style-name="ce8"/>
            <table:table-cell table:style-name="ce11" office:value-type="string" calcext:value-type="string">
              <text:p>Hobby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2,000,000 llamadas/mes.</text:p>
              <text:p>- Pronóstico 14 días.</text:p>
              <text:p>- Datos astronómicos.</text:p>
            </table:table-cell>
            <table:table-cell table:style-name="ce21" office:value-type="string" calcext:value-type="string">
              <text:p>No requerida</text:p>
            </table:table-cell>
            <table:table-cell table:style-name="ce21" office:value-type="string" calcext:value-type="string">
              <text:p>2.99/mes(2.99/mes(1.99/mes si pago anual)</text:p>
            </table:table-cell>
            <table:covered-table-cell table:number-columns-repeated="2" table:style-name="ce21"/>
            <table:table-cell table:style-name="ce4" table:number-columns-repeated="16374"/>
          </table:table-row>
          <table:table-row table:style-name="ro4">
            <table:table-cell table:style-name="ce4"/>
            <table:covered-table-cell table:style-name="ce8"/>
            <table:table-cell table:style-name="ce11" office:value-type="string" calcext:value-type="string">
              <text:p>Pro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5,000,000 llamadas/mes.</text:p>
              <text:p>- Pronóstico 14 días.</text:p>
              <text:p>- Calidad del aire, alertas.</text:p>
            </table:table-cell>
            <table:table-cell table:style-name="ce21" office:value-type="string" calcext:value-type="string">
              <text:p>No requerida</text:p>
            </table:table-cell>
            <table:table-cell table:style-name="ce21" office:value-type="string" calcext:value-type="string">
              <text:p>4.99/mes(4.99/mes(3.99/mes si pago anual)</text:p>
            </table:table-cell>
            <table:covered-table-cell table:number-columns-repeated="2" table:style-name="ce21"/>
            <table:table-cell table:style-name="ce4" table:number-columns-repeated="16374"/>
          </table:table-row>
          <table:table-row table:style-name="ro4">
            <table:table-cell table:style-name="ce4"/>
            <table:covered-table-cell table:style-name="ce8"/>
            <table:table-cell table:style-name="ce11" office:value-type="string" calcext:value-type="string">
              <text:p>Advanced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10,000,000 llamadas/mes.</text:p>
              <text:p>- Pronóstico 14 días.</text:p>
              <text:p>- Históricos (7 días).</text:p>
            </table:table-cell>
            <table:table-cell table:style-name="ce21" office:value-type="string" calcext:value-type="string">
              <text:p>No requerida</text:p>
            </table:table-cell>
            <table:table-cell table:style-name="ce21" office:value-type="string" calcext:value-type="string">
              <text:p>9.99/mes(9.99/mes(7.99/mes si pago anual)</text:p>
            </table:table-cell>
            <table:covered-table-cell table:number-columns-repeated="2" table:style-name="ce21"/>
            <table:table-cell table:style-name="ce4" table:number-columns-repeated="16374"/>
          </table:table-row>
          <table:table-row table:style-name="ro4">
            <table:table-cell table:style-name="ce4"/>
            <table:covered-table-cell table:style-name="ce8"/>
            <table:table-cell table:style-name="ce11" office:value-type="string" calcext:value-type="string">
              <text:p>Enterprise</text:p>
            </table:table-cell>
            <table:table-cell table:style-name="ce21" office:value-type="string" calcext:value-type="string">
              <text:p>Comercial</text:p>
            </table:table-cell>
            <table:table-cell table:style-name="ce21" office:value-type="string" calcext:value-type="string">
              <text:p>- Llamadas ilimitadas.</text:p>
              <text:p>- Históricos (30+ años).</text:p>
              <text:p>- Soporte prioritario y SLAs.</text:p>
            </table:table-cell>
            <table:table-cell table:style-name="ce21" office:value-type="string" calcext:value-type="string">
              <text:p>No requerida</text:p>
            </table:table-cell>
            <table:table-cell table:style-name="ce21" office:value-type="string" calcext:value-type="string">
              <text:p>Personalizado (contactar ventas)</text:p>
            </table:table-cell>
            <table:covered-table-cell table:number-columns-repeated="2" table:style-name="ce21"/>
            <table:table-cell table:style-name="ce4" table:number-columns-repeated="16374"/>
          </table:table-row>
          <table:table-row table:style-name="ro1">
            <table:table-cell table:number-columns-repeated="16384"/>
          </table:table-row>
          <table:table-row table:style-name="ro3">
            <table:table-cell table:style-name="ce4"/>
            <table:table-cell table:style-name="ce13" office:value-type="string" calcext:value-type="string" table:number-columns-spanned="1" table:number-rows-spanned="4">
              <text:p><text:span text:style-name="T3">Weathercompany</text:span></text:p>
              <text:p/>
              <text:p/>
              <text:p/>
              <text:p/>
              <text:p/>
              <text:p/>
              <text:p><text:span text:style-name="T1">DATOS BASE:</text:span></text:p>
              <text:p><text:span text:style-name="T2">- Temperatura actual.</text:span></text:p>
              <text:p><text:span text:style-name="T2">- Temperaturas máximas y mínimas del día</text:span></text:p>
              <text:p><text:span text:style-name="T2">- Datos de viento.</text:span></text:p>
              <text:p><text:span text:style-name="T2">- Datos de precipitaciones</text:span></text:p>
            </table:table-cell>
            <table:table-cell table:style-name="ce10" office:value-type="string" calcext:value-type="string">
              <text:p>Tipo de Plan</text:p>
            </table:table-cell>
            <table:table-cell table:style-name="ce10" office:value-type="string" calcext:value-type="string">
              <text:p>Uso Permitido</text:p>
            </table:table-cell>
            <table:table-cell table:style-name="ce10" office:value-type="string" calcext:value-type="string">
              <text:p>Servicios/Características</text:p>
            </table:table-cell>
            <table:table-cell table:style-name="ce10" office:value-type="string" calcext:value-type="string">
              <text:p>Atribución Obligatoria</text:p>
            </table:table-cell>
            <table:table-cell table:style-name="ce10" office:value-type="string" calcext:value-type="string">
              <text:p>Precio (USD)</text:p>
            </table:table-cell>
            <table:table-cell table:style-name="ce10" office:value-type="string" calcext:value-type="string">
              <text:p>Enlace</text:p>
            </table:table-cell>
            <table:table-cell table:style-name="ce10" office:value-type="string" calcext:value-type="string">
              <text:p>DETALLES</text:p>
            </table:table-cell>
            <table:table-cell table:style-name="ce4" table:number-columns-repeated="16374"/>
          </table:table-row>
        </table:table-header-rows>
        <table:table-row table:style-name="ro5">
          <table:table-cell table:style-name="ce4"/>
          <table:covered-table-cell table:style-name="ce8"/>
          <table:table-cell table:style-name="ce11" office:value-type="string" calcext:value-type="string">
            <text:p>Free trial</text:p>
          </table:table-cell>
          <table:table-cell table:style-name="ce21" office:value-type="string" calcext:value-type="string">
            <text:p>No comercial</text:p>
          </table:table-cell>
          <table:table-cell table:style-name="ce21" office:value-type="string" calcext:value-type="string" table:number-columns-spanned="1" table:number-rows-spanned="2">
            <text:p><text:span text:style-name="T4">Current Conditions</text:span></text:p>
            <text:p><text:span text:style-name="T4">Currents on Demand</text:span></text:p>
            <text:p><text:span text:style-name="T4">Site-based Observations</text:span></text:p>
            <text:p><text:span text:style-name="T4">Personal Weather Stations</text:span></text:p>
            <text:p><text:span text:style-name="T4">Forecast Conditions</text:span></text:p>
            <text:p><text:span text:style-name="T4">Daily (up to 15 days)</text:span></text:p>
            <text:p><text:span text:style-name="T4">Hourly (up to 15 days)</text:span></text:p>
            <text:p><text:span text:style-name="T4">Intraday (up to 15 days)</text:span></text:p>
            <text:p><text:span text:style-name="T4">Lifestyle Indices</text:span></text:p>
            <text:p><text:span text:style-name="T4">Outdoor (Air quality, Pollen, Mosquito)</text:span></text:p>
            <text:p><text:span text:style-name="T4">Health (Flu, Breathing, Aches &amp; Pains)</text:span></text:p>
            <text:p><text:span text:style-name="T4">Activity (Ski, Golf, Running, Driving)</text:span></text:p>
            <text:p><text:span text:style-name="T4">Alerts</text:span></text:p>
            <text:p><text:span text:style-name="T4">Headlines</text:span></text:p>
            <text:p><text:span text:style-name="T4">Details</text:span></text:p>
            <text:p><text:span text:style-name="T4">Weather Imagery</text:span></text:p>
            <text:p><text:span text:style-name="T4">Current Conditions: Gridded &amp; Polygonal</text:span></text:p>
            <text:p><text:span text:style-name="T4">Forecast: 15-day Gridded &amp; Polygonal</text:span></text:p>
            <text:p><text:span text:style-name="T4">Watches &amp; Warnings Vector Products</text:span></text:p>
          </table:table-cell>
          <table:table-cell table:style-name="ce21" office:value-type="string" calcext:value-type="string">
            <text:p>no Info</text:p>
          </table:table-cell>
          <table:table-cell table:style-name="ce25" office:value-type="string" calcext:value-type="string">
            <text:p>30 Days 50K API calls/day at 100 API calls/minute Free </text:p>
          </table:table-cell>
          <table:table-cell table:style-name="ce21" office:value-type="string" calcext:value-type="string" table:number-columns-spanned="1" table:number-rows-spanned="3">
            <text:p><text:a xlink:href="https://www.weathercompany.com/weather-data-apis/" xlink:type="simple">https://www.weathercompany.com/weather-data-apis/</text:a></text:p>
          </table:table-cell>
          <table:table-cell table:style-name="ce25" table:number-columns-spanned="1" table:number-rows-spanned="3"/>
          <table:table-cell table:style-name="ce4" table:number-columns-repeated="16374"/>
        </table:table-row>
        <table:table-row table:style-name="ro5">
          <table:table-cell table:style-name="ce4"/>
          <table:covered-table-cell table:style-name="ce8"/>
          <table:table-cell table:style-name="ce11" office:value-type="string" calcext:value-type="string">
            <text:p>Standard</text:p>
          </table:table-cell>
          <table:table-cell table:style-name="ce21" office:value-type="string" calcext:value-type="string">
            <text:p>Comercial</text:p>
          </table:table-cell>
          <table:covered-table-cell table:style-name="ce21"/>
          <table:table-cell table:style-name="ce21" office:value-type="string" calcext:value-type="string">
            <text:p>no Info</text:p>
          </table:table-cell>
          <table:table-cell table:style-name="ce25" office:value-type="string" calcext:value-type="string">
            <text:p>Annual 2 million API calls/month $500 USD/month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5">
          <table:table-cell table:style-name="ce4"/>
          <table:covered-table-cell table:style-name="ce8"/>
          <table:table-cell table:style-name="ce11" office:value-type="string" calcext:value-type="string">
            <text:p>Enterprise</text:p>
          </table:table-cell>
          <table:table-cell table:style-name="ce21" office:value-type="string" calcext:value-type="string">
            <text:p>Comercial</text:p>
          </table:table-cell>
          <table:table-cell table:style-name="ce21" office:value-type="string" calcext:value-type="string">
            <text:p><text:span text:style-name="T4">Additional options</text:span></text:p>
            <text:p><text:span text:style-name="T4">Probabilistic forecast</text:span></text:p>
            <text:p><text:span text:style-name="T4">Lightning strikes</text:span></text:p>
            <text:p><text:span text:style-name="T4">Tropical</text:span></text:p>
            <text:p><text:span text:style-name="T4">Cleaned historical</text:span></text:p>
            <text:p><text:span text:style-name="T4">History on demand</text:span></text:p>
            <text:p><text:span text:style-name="T4">Seasonal and sub-seasonal forecasts</text:span></text:p>
            <text:p><text:span text:style-name="T4">Severe weather</text:span></text:p>
            <text:p><text:span text:style-name="T4">Renewables</text:span></text:p>
            <text:p><text:span text:style-name="T4">Ground transportation</text:span></text:p>
            <text:p><text:span text:style-name="T4">Media solutions</text:span></text:p>
            <text:p><text:span text:style-name="T4">Custom insights</text:span></text:p>
            <text:p><text:span text:style-name="T4">Specialty data &amp; custom forecasts</text:span></text:p>
            <text:p><text:span text:style-name="T4">Dedicated account management</text:span></text:p>
          </table:table-cell>
          <table:table-cell table:style-name="ce21" office:value-type="string" calcext:value-type="string">
            <text:p>no Info</text:p>
          </table:table-cell>
          <table:table-cell table:style-name="ce25" office:value-type="string" calcext:value-type="string">
            <text:p>Annual Contact sales to build a custom plan Custom 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4"/>
          <table:table-cell table:style-name="ce13" office:value-type="string" calcext:value-type="string" table:number-columns-spanned="1" table:number-rows-spanned="5">
            <text:p><text:span text:style-name="T3">AccuWeather API</text:span></text:p>
            <text:p/>
            <text:p/>
            <text:p/>
            <text:p/>
            <text:p/>
            <text:p/>
            <text:p><text:span text:style-name="T1">DATOS BASE:</text:span></text:p>
            <text:p><text:span text:style-name="T2">- Temperatura actual.</text:span></text:p>
            <text:p><text:span text:style-name="T2">- Temperaturas máximas y mínimas del día</text:span></text:p>
            <text:p><text:span text:style-name="T2">- Datos de viento.</text:span></text:p>
            <text:p><text:span text:style-name="T2">- Datos de precipitaciones</text:span></text:p>
          </table:table-cell>
          <table:table-cell table:style-name="ce10" office:value-type="string" calcext:value-type="string">
            <text:p>Tipo de Plan</text:p>
          </table:table-cell>
          <table:table-cell table:style-name="ce10" office:value-type="string" calcext:value-type="string">
            <text:p>Uso Permitido</text:p>
          </table:table-cell>
          <table:table-cell table:style-name="ce10" office:value-type="string" calcext:value-type="string">
            <text:p>Servicios/Características</text:p>
          </table:table-cell>
          <table:table-cell table:style-name="ce10" office:value-type="string" calcext:value-type="string">
            <text:p>Atribución Obligatoria</text:p>
          </table:table-cell>
          <table:table-cell table:style-name="ce10" office:value-type="string" calcext:value-type="string">
            <text:p>Precio (USD)</text:p>
          </table:table-cell>
          <table:table-cell table:style-name="ce10" office:value-type="string" calcext:value-type="string">
            <text:p>Enlace</text:p>
          </table:table-cell>
          <table:table-cell table:style-name="ce10" office:value-type="string" calcext:value-type="string">
            <text:p>DETALLES</text:p>
          </table:table-cell>
          <table:table-cell table:style-name="ce4" table:number-columns-repeated="16374"/>
          <table:table-cell/>
        </table:table-row>
        <table:table-row table:style-name="ro6">
          <table:table-cell table:style-name="ce4"/>
          <table:covered-table-cell table:style-name="ce8"/>
          <table:table-cell table:style-name="ce11" office:value-type="string" calcext:value-type="string">
            <text:p>Free</text:p>
          </table:table-cell>
          <table:table-cell table:style-name="ce21" office:value-type="string" calcext:value-type="string">
            <text:p>No especificado (general)</text:p>
          </table:table-cell>
          <table:table-cell table:style-name="ce21" office:value-type="string" calcext:value-type="string">
            <text:p>- Límites: 50 llamadas/día</text:p>
            <text:p>- Máx. 1 key/desarrollador</text:p>
            <text:p>- Ubicaciones (Locations)</text:p>
            <text:p>- Condiciones actuales (Current Conditions)</text:p>
            <text:p>- Histórico 24h (24 Hours Historical Current Conditions)</text:p>
            <text:p>- Daily Forecast: 5 días</text:p>
            <text:p>- Hourly Forecast: 12 horas</text:p>
            <text:p>- Índices: 5 días</text:p>
          </table:table-cell>
          <table:table-cell table:style-name="ce21" office:value-type="string" calcext:value-type="string">
            <text:p>No se indica</text:p>
          </table:table-cell>
          <table:table-cell table:style-name="ce11" office:value-type="string" calcext:value-type="string">
            <text:p>$0/mes</text:p>
            <text:p>(Sin costo)</text:p>
            <text:p>[Get started now!]</text:p>
          </table:table-cell>
          <table:table-cell table:style-name="ce21" office:value-type="string" calcext:value-type="string" table:number-columns-spanned="1" table:number-rows-spanned="4">
            <text:p><text:a xlink:href="https://developer.accuweather.com/packages" xlink:type="simple">https://developer.accuweather.com/packages</text:a></text:p>
          </table:table-cell>
          <table:table-cell table:style-name="ce21" office:value-type="string" calcext:value-type="string" table:number-columns-spanned="1" table:number-rows-spanned="4">
            <text:p><text:span text:style-name="T4">Uso Comercial / No Comercial</text:span></text:p>
            <text:p><text:span text:style-name="T4">La página no distingue expresamente entre uso comercial y no comercial. En general, estos planes están disponibles para proyectos de todo tipo, incluyendo comerciales.</text:span></text:p>
            <text:p><text:span text:style-name="T4">Si tu proyecto tiene requisitos legales específicos (por ejemplo, un alto volumen de usuarios o integraciones en sistemas de terceros), es aconsejable contactar directamente con AccuWeather para confirmar detalles de licenciamiento.</text:span></text:p>
            <text:p><text:span text:style-name="T4">Límites de Llamadas y Costos por Exceso (CPM)</text:span></text:p>
            <text:p><text:span text:style-name="T4">Cada plan incluye un volumen mensual de llamadas a la API.</text:span></text:p>
            <text:p><text:span text:style-name="T4">Al superar ese límite, se aplica un costo por cada mil llamadas adicionales (CPM).</text:span></text:p>
            <text:p><text:span text:style-name="T4">Asegúrate de calcular el volumen de llamadas estimado para no incurrir en gastos inesperados.</text:span></text:p>
            <text:p><text:span text:style-name="T4">Atribución</text:span></text:p>
            <text:p><text:span text:style-name="T4">La página no indica requisitos específicos de atribución (como uso de logos o enlaces).</text:span></text:p>
            <text:p><text:span text:style-name="T4">Revisa los Términos y Condiciones de AccuWeather o comunícate con su equipo para confirmar si debes mostrar una marca o un enlace.</text:span></text:p>
            <text:p><text:span text:style-name="T4">Soporte y Funcionalidades Avanzadas</text:span></text:p>
            <text:p><text:span text:style-name="T4">Los planes de nivel superior (Prime, Elite, MinuteCast completo) ofrecen mayor cobertura de días/horas, índices, tropical, alerts e imagery.</text:span></text:p>
            <text:p><text:span text:style-name="T4">Estos planes suelen incluir también un mayor volumen de llamadas y la posibilidad de escalar con CPM.</text:span></text:p>
            <text:p><text:span text:style-name="T4">Si necesitas características aún más específicas, es posible que puedas negociar un plan personalizado.</text:span></text:p>
            <text:p><text:span text:style-name="T4">Evaluación Gratuita</text:span></text:p>
            <text:p><text:span text:style-name="T4">Existen dos opciones gratuitas: el plan Core Weather Free (50 llamadas/día) y MinuteCast Limited Trial (25 llamadas/día).</text:span></text:p>
            <text:p><text:span text:style-name="T4">Son adecuados para pruebas, prototipos o proyectos muy pequeños.</text:span></text:p>
          </table:table-cell>
          <table:table-cell table:style-name="ce4" table:number-columns-repeated="16375"/>
        </table:table-row>
        <table:table-row table:style-name="ro6">
          <table:table-cell table:style-name="ce4"/>
          <table:covered-table-cell table:style-name="ce8"/>
          <table:table-cell table:style-name="ce11" office:value-type="string" calcext:value-type="string">
            <text:p>Standard</text:p>
          </table:table-cell>
          <table:table-cell table:style-name="ce21" office:value-type="string" calcext:value-type="string">
            <text:p>No especificado (general)</text:p>
          </table:table-cell>
          <table:table-cell table:style-name="ce21" office:value-type="string" calcext:value-type="string">
            <text:p>- Límites: 225,000 llamadas/mes incluidas</text:p>
            <text:p>(después $0.12 CPM*)</text:p>
            <text:p>- Ubicaciones</text:p>
            <text:p>- Condiciones actuales</text:p>
            <text:p>- Histórico 24h</text:p>
            <text:p>- Daily Forecast: 5 días</text:p>
            <text:p>- Hourly Forecast: 12 horas</text:p>
            <text:p>- Índices: 5 días</text:p>
            <text:p>- Alarms: 5 días</text:p>
            <text:p>- Traducciones: ✔</text:p>
          </table:table-cell>
          <table:table-cell table:style-name="ce21" office:value-type="string" calcext:value-type="string">
            <text:p>No se indica</text:p>
          </table:table-cell>
          <table:table-cell table:style-name="ce11" office:value-type="string" calcext:value-type="string">
            <text:p>$25/mes</text:p>
            <text:p>+ $0.12 CPM sobre 225,000 llamadas/mes</text:p>
          </table:table-cell>
          <table:covered-table-cell table:number-columns-repeated="2" table:style-name="ce21"/>
          <table:table-cell table:style-name="ce4" table:number-columns-repeated="16375"/>
        </table:table-row>
        <table:table-row table:style-name="ro6">
          <table:table-cell table:style-name="ce4"/>
          <table:covered-table-cell table:style-name="ce8"/>
          <table:table-cell table:style-name="ce11" office:value-type="string" calcext:value-type="string">
            <text:p>Prime</text:p>
          </table:table-cell>
          <table:table-cell table:style-name="ce21" office:value-type="string" calcext:value-type="string">
            <text:p>No especificado (general)</text:p>
          </table:table-cell>
          <table:table-cell table:style-name="ce21" office:value-type="string" calcext:value-type="string">
            <text:p>- Límites: 1,800,000 llamadas/mes incluidas</text:p>
            <text:p>(después $0.15 CPM*)</text:p>
            <text:p>- Ubicaciones</text:p>
            <text:p>- Condiciones actuales</text:p>
            <text:p>- Histórico 24h</text:p>
            <text:p>- Daily Forecast: 10 días</text:p>
            <text:p>- Hourly Forecast: 72 horas</text:p>
            <text:p>- Índices: 10 días</text:p>
            <text:p>- Alarms: 10 días</text:p>
            <text:p>- Traducciones: ✔</text:p>
            <text:p>- Tropical: ✔</text:p>
            <text:p>- Alerts: ✔</text:p>
            <text:p>- Imagery: ✔</text:p>
          </table:table-cell>
          <table:table-cell table:style-name="ce21" office:value-type="string" calcext:value-type="string">
            <text:p>No se indica</text:p>
          </table:table-cell>
          <table:table-cell table:style-name="ce11" office:value-type="string" calcext:value-type="string">
            <text:p>$250/mes</text:p>
            <text:p>+ $0.15 CPM sobre 1,800,000 llamadas/mes</text:p>
          </table:table-cell>
          <table:covered-table-cell table:number-columns-repeated="2" table:style-name="ce21"/>
          <table:table-cell table:style-name="ce4" table:number-columns-repeated="16375"/>
        </table:table-row>
        <table:table-row table:style-name="ro6">
          <table:table-cell table:style-name="ce4"/>
          <table:covered-table-cell table:style-name="ce8"/>
          <table:table-cell table:style-name="ce11" office:value-type="string" calcext:value-type="string">
            <text:p>Elite</text:p>
          </table:table-cell>
          <table:table-cell table:style-name="ce21" office:value-type="string" calcext:value-type="string">
            <text:p>No especificado (general)</text:p>
          </table:table-cell>
          <table:table-cell table:style-name="ce21" office:value-type="string" calcext:value-type="string">
            <text:p>- Límites: 2,400,000 llamadas/mes incluidas</text:p>
            <text:p>(después $0.22 CPM*)</text:p>
            <text:p>- Ubicaciones</text:p>
            <text:p>- Condiciones actuales</text:p>
            <text:p>- Histórico 24h</text:p>
            <text:p>- Daily Forecast: 15 días</text:p>
            <text:p>- Hourly Forecast: 120 horas</text:p>
            <text:p>- Índices: 15 días</text:p>
            <text:p>- Alarms: 15 días</text:p>
            <text:p>- Traducciones: ✔</text:p>
            <text:p>- Tropical: ✔</text:p>
            <text:p>- Alerts: ✔</text:p>
            <text:p>- Imagery: ✔</text:p>
          </table:table-cell>
          <table:table-cell table:style-name="ce21" office:value-type="string" calcext:value-type="string">
            <text:p>No se indica</text:p>
          </table:table-cell>
          <table:table-cell table:style-name="ce11" office:value-type="string" calcext:value-type="string">
            <text:p>$500/mes</text:p>
            <text:p>+ $0.22 CPM sobre 2,400,000 llamadas/mes</text:p>
          </table:table-cell>
          <table:covered-table-cell table:number-columns-repeated="2" table:style-name="ce21"/>
          <table:table-cell table:style-name="ce4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table:style-name="ce3"/>
          <table:table-cell table:style-name="ce13" office:value-type="string" calcext:value-type="string" table:number-columns-spanned="1" table:number-rows-spanned="6">
            <text:p>Weatherstack</text:p>
            <text:p/>
            <text:p/>
            <text:p/>
            <text:p/>
            <text:p/>
            <text:p><text:span text:style-name="T1">DATOS BASE:</text:span></text:p>
            <text:p><text:span text:style-name="T2">- Temperatura actual.</text:span></text:p>
            <text:p><text:span text:style-name="T2">- Temperaturas máximas y mínimas del día</text:span></text:p>
            <text:p><text:span text:style-name="T2">- Datos de viento.</text:span></text:p>
            <text:p><text:span text:style-name="T2">- Datos de precipitaciones</text:span></text:p>
          </table:table-cell>
          <table:table-cell table:style-name="ce10" office:value-type="string" calcext:value-type="string">
            <text:p>Tipo de Plan</text:p>
          </table:table-cell>
          <table:table-cell table:style-name="ce10" office:value-type="string" calcext:value-type="string">
            <text:p>Uso Permitido</text:p>
          </table:table-cell>
          <table:table-cell table:style-name="ce10" office:value-type="string" calcext:value-type="string">
            <text:p>Servicios/Características</text:p>
          </table:table-cell>
          <table:table-cell table:style-name="ce10" office:value-type="string" calcext:value-type="string">
            <text:p>Atribución Obligatoria</text:p>
          </table:table-cell>
          <table:table-cell table:style-name="ce10" office:value-type="string" calcext:value-type="string">
            <text:p>Precio (USD)</text:p>
          </table:table-cell>
          <table:table-cell table:style-name="ce10" office:value-type="string" calcext:value-type="string">
            <text:p>Enlace</text:p>
          </table:table-cell>
          <table:table-cell table:style-name="ce10" office:value-type="string" calcext:value-type="string">
            <text:p>DETALLES</text:p>
          </table:table-cell>
          <table:table-cell table:style-name="ce3" table:number-columns-repeated="16374"/>
          <table:table-cell/>
        </table:table-row>
        <table:table-row table:style-name="ro7">
          <table:table-cell table:style-name="ce4"/>
          <table:covered-table-cell table:style-name="ce8"/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Uso personal y no comercial</text:p>
          </table:table-cell>
          <table:table-cell table:style-name="ce21" office:value-type="string" calcext:value-type="string">
            <text:p>- 250 solicitudes mensuales</text:p>
            <text:p>- Datos meteorológicos actuales básicos</text:p>
            <text:p>- Atribución obligatoria</text:p>
          </table:table-cell>
          <table:table-cell table:style-name="ce21" office:value-type="string" calcext:value-type="string">
            <text:p>Sí</text:p>
          </table:table-cell>
          <table:table-cell table:style-name="ce21" office:value-type="string" calcext:value-type="string">
            <text:p>$0 por mes</text:p>
          </table:table-cell>
          <table:table-cell table:style-name="ce21" office:value-type="string" calcext:value-type="string" table:number-columns-spanned="1" table:number-rows-spanned="5">
            <text:p><text:a xlink:href="https://weatherstack.com/pricing" xlink:type="simple">https://weatherstack.com/pricing</text:a></text:p>
          </table:table-cell>
          <table:table-cell table:style-name="ce19" office:value-type="string" calcext:value-type="string" table:number-columns-spanned="1" table:number-rows-spanned="5">
            <text:p><text:span text:style-name="T8">Términos Legales</text:span></text:p>
            <text:p>Uso Comercial: Los planes Standard, Professional, Business y Enterprise permiten el uso comercial. El plan Free está limitado a uso personal y no comercial.</text:p>
            <text:p>Atribución: El plan Free requiere atribución obligatoria. Los planes de pago no requieren atribución.</text:p>
            <text:p>Soporte: Los planes Professional y Business incluyen soporte platino.</text:p>
            <text:p>Para más detalles, puedes visitar la página de <text:a xlink:href="https://weatherstack.com/pricing" xlink:type="simple">Weatherstack Pricing</text:a></text:p>
          </table:table-cell>
          <table:table-cell table:style-name="ce4" table:number-columns-repeated="16374"/>
        </table:table-row>
        <table:table-row table:style-name="ro7">
          <table:table-cell table:style-name="ce4"/>
          <table:covered-table-cell table:style-name="ce8"/>
          <table:table-cell table:style-name="ce21" office:value-type="string" calcext:value-type="string">
            <text:p>Standard</text:p>
          </table:table-cell>
          <table:table-cell table:style-name="ce21" office:value-type="string" calcext:value-type="string">
            <text:p>Uso comercial con hasta 50,000 solicitudes mensuales</text:p>
          </table:table-cell>
          <table:table-cell table:style-name="ce21" office:value-type="string" calcext:value-type="string">
            <text:p>- 50,000 solicitudes mensuales</text:p>
            <text:p>- Datos meteorológicos actuales</text:p>
            <text:p>- Búsqueda de ubicaciones</text:p>
            <text:p>- Encriptación HTTPS</text:p>
            <text:p>- Soporte estándar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$9.99 por mes o $8.99 si se factura anualmente ($479.88 anual)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7">
          <table:table-cell table:style-name="ce4"/>
          <table:covered-table-cell table:style-name="ce8"/>
          <table:table-cell table:style-name="ce21" office:value-type="string" calcext:value-type="string">
            <text:p>Professional</text:p>
          </table:table-cell>
          <table:table-cell table:style-name="ce21" office:value-type="string" calcext:value-type="string">
            <text:p>Uso comercial con hasta 300,000 solicitudes mensuales</text:p>
          </table:table-cell>
          <table:table-cell table:style-name="ce21" office:value-type="string" calcext:value-type="string">
            <text:p>- 300,000 solicitudes mensuales</text:p>
            <text:p>- Datos meteorológicos actuales</text:p>
            <text:p>- Búsqueda de ubicaciones</text:p>
            <text:p>- Encriptación HTTPS</text:p>
            <text:p>- Datos de astronomía</text:p>
            <text:p>- Datos históricos completos</text:p>
            <text:p>- Pronósticos de 7 días</text:p>
            <text:p>- Soporte para 40 idiomas</text:p>
            <text:p>- Consultas masivas</text:p>
            <text:p>- Soporte plati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$49.99 por mes o $43.99 si se factura anualmente ($599.88 anual)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7">
          <table:table-cell table:style-name="ce4"/>
          <table:covered-table-cell table:style-name="ce8"/>
          <table:table-cell table:style-name="ce21" office:value-type="string" calcext:value-type="string">
            <text:p>Business</text:p>
          </table:table-cell>
          <table:table-cell table:style-name="ce21" office:value-type="string" calcext:value-type="string">
            <text:p>Uso comercial con hasta 1,000,000 solicitudes mensuales</text:p>
          </table:table-cell>
          <table:table-cell table:style-name="ce21" office:value-type="string" calcext:value-type="string">
            <text:p>- 1,000,000 solicitudes mensuales</text:p>
            <text:p>- $0.00019998 por cada solicitud adicional</text:p>
            <text:p>- Datos meteorológicos actuales</text:p>
            <text:p>- Búsqueda de ubicaciones</text:p>
            <text:p>- Encriptación HTTPS</text:p>
            <text:p>- Datos de astronomía</text:p>
            <text:p>- Datos históricos completos</text:p>
            <text:p>- Pronósticos de 14 días</text:p>
            <text:p>- Soporte para 40 idiomas</text:p>
            <text:p>- Consultas masivas</text:p>
            <text:p>- Soporte platin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$99.99 por mes o $84.99 si se factura anualmente ($719.88 anual)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7">
          <table:table-cell table:style-name="ce4"/>
          <table:covered-table-cell table:style-name="ce8"/>
          <table:table-cell table:style-name="ce21" office:value-type="string" calcext:value-type="string">
            <text:p>Enterprise</text:p>
          </table:table-cell>
          <table:table-cell table:style-name="ce21" office:value-type="string" calcext:value-type="string">
            <text:p>Uso comercial personalizado</text:p>
          </table:table-cell>
          <table:table-cell table:style-name="ce21" office:value-type="string" calcext:value-type="string">
            <text:p>- Solicitudes personalizadas</text:p>
            <text:p>- Datos meteorológicos actuales</text:p>
            <text:p>- Búsqueda de ubicaciones</text:p>
            <text:p>- Encriptación HTTPS</text:p>
            <text:p>- Datos de astronomía</text:p>
            <text:p>- Datos históricos completos</text:p>
            <text:p>- Pronósticos extendidos</text:p>
            <text:p>- Soporte para múltiples idiomas</text:p>
            <text:p>- Consultas masivas</text:p>
            <text:p>- Soporte premium personalizad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Precio personalizado (contactar para cotización)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8">
          <table:table-cell table:style-name="ce3"/>
          <table:table-cell table:style-name="ce13" office:value-type="string" calcext:value-type="string">
            <text:p>Tomorrow.io (ex Climacell)</text:p>
            <text:p/>
            <text:p/>
            <text:p/>
            <text:p/>
            <text:p/>
            <text:p><text:span text:style-name="T1">DATOS BASE:</text:span></text:p>
            <text:p><text:span text:style-name="T2">- Temperatura actual.</text:span></text:p>
            <text:p><text:span text:style-name="T2">- Temperaturas máximas y mínimas del día</text:span></text:p>
            <text:p><text:span text:style-name="T2">- Datos de viento.</text:span></text:p>
            <text:p><text:span text:style-name="T2">- Datos de precipitaciones</text:span></text:p>
          </table:table-cell>
          <table:table-cell table:style-name="ce11" office:value-type="string" calcext:value-type="string">
            <text:p>Free</text:p>
          </table:table-cell>
          <table:table-cell table:style-name="ce21" office:value-type="string" calcext:value-type="string">
            <text:p>No indica</text:p>
          </table:table-cell>
          <table:table-cell table:style-name="ce21" office:value-type="string" calcext:value-type="string">
            <text:p><text:span text:style-name="T4">The Tomorrow.io Free API plan is designed to provide developers with flexible access to weather data while ensuring fair usage. This plan allows users a generous number of API requests, segmented into daily, hourly, and per-second limits.</text:span></text:p>
            <text:p><text:span text:style-name="T4">Rate Limits Breakdown:</text:span></text:p>
            <text:p><text:span text:style-name="T4">500 requests per day</text:span></text:p>
            <text:p><text:span text:style-name="T4">25 requests per hour</text:span></text:p>
            <text:p><text:span text:style-name="T4">3 requests per second</text:span></text:p>
          </table:table-cell>
          <table:table-cell table:style-name="ce21" office:value-type="string" calcext:value-type="string">
            <text:p>No indicado</text:p>
          </table:table-cell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<text:a xlink:href="https://support.tomorrow.io/hc/en-us/articles/20273728362644-Free-API-Plan-Rate-Limits" xlink:type="simple">https://support.tomorrow.io/hc/en-us/articles/20273728362644-Free-API-Plan-Rate-Limits</text:a></text:p>
          </table:table-cell>
          <table:table-cell table:style-name="ce25" office:value-type="string" calcext:value-type="string">
            <text:p>para mas informacion sobre sus planes para uso comercial <text:a xlink:href="mailto:sales@tomorrow.io" xlink:type="simple">sales@tomorrow.io</text:a></text:p>
          </table:table-cell>
          <table:table-cell table:style-name="ce3" table:number-columns-repeated="16374"/>
          <table:table-cell/>
        </table:table-row>
        <table:table-row table:style-name="ro1">
          <table:table-cell table:number-columns-repeated="16384"/>
        </table:table-row>
        <table:table-row table:style-name="ro3">
          <table:table-cell table:style-name="ce4"/>
          <table:table-cell table:style-name="ce13" office:value-type="string" calcext:value-type="string" table:number-columns-spanned="1" table:number-rows-spanned="6">
            <text:p><text:span text:style-name="T3">Weatherbit</text:span></text:p>
            <text:p/>
            <text:p/>
            <text:p/>
            <text:p/>
            <text:p/>
            <text:p/>
            <text:p><text:span text:style-name="T1">DATOS BASE:</text:span></text:p>
            <text:p><text:span text:style-name="T2">- Temperatura actual.</text:span></text:p>
            <text:p><text:span text:style-name="T2">- Temperaturas máximas y mínimas del día</text:span></text:p>
            <text:p><text:span text:style-name="T2">- Datos de viento.</text:span></text:p>
            <text:p><text:span text:style-name="T2">- Datos de precipitaciones</text:span></text:p>
          </table:table-cell>
          <table:table-cell table:style-name="ce10" office:value-type="string" calcext:value-type="string">
            <text:p>Tipo de Plan</text:p>
          </table:table-cell>
          <table:table-cell table:style-name="ce10" office:value-type="string" calcext:value-type="string">
            <text:p>Uso Permitido</text:p>
          </table:table-cell>
          <table:table-cell table:style-name="ce10" office:value-type="string" calcext:value-type="string">
            <text:p>Servicios/Características</text:p>
          </table:table-cell>
          <table:table-cell table:style-name="ce10" office:value-type="string" calcext:value-type="string">
            <text:p>Atribución Obligatoria</text:p>
          </table:table-cell>
          <table:table-cell table:style-name="ce10" office:value-type="string" calcext:value-type="string">
            <text:p>Precio (USD)</text:p>
          </table:table-cell>
          <table:table-cell table:style-name="ce10" office:value-type="string" calcext:value-type="string">
            <text:p>Enlace</text:p>
          </table:table-cell>
          <table:table-cell table:style-name="ce10" office:value-type="string" calcext:value-type="string">
            <text:p>DETALLES</text:p>
          </table:table-cell>
          <table:table-cell table:style-name="ce4" table:number-columns-repeated="16374"/>
        </table:table-row>
        <table:table-row table:style-name="ro9">
          <table:table-cell table:style-name="ce4"/>
          <table:covered-table-cell table:style-name="ce8"/>
          <table:table-cell table:style-name="ce21" office:value-type="string" calcext:value-type="string">
            <text:p>Free</text:p>
          </table:table-cell>
          <table:table-cell table:style-name="ce21" office:value-type="string" calcext:value-type="string">
            <text:p>Uso personal y no comercial</text:p>
          </table:table-cell>
          <table:table-cell table:style-name="ce21" office:value-type="string" calcext:value-type="string">
            <text:p>- Pronósticos diarios de 7 días</text:p>
            <text:p>- Datos meteorológicos actuales</text:p>
          </table:table-cell>
          <table:table-cell table:style-name="ce21" office:value-type="string" calcext:value-type="string">
            <text:p>Sí</text:p>
          </table:table-cell>
          <table:table-cell table:style-name="ce21" office:value-type="string" calcext:value-type="string">
            <text:p>€0 por mes</text:p>
          </table:table-cell>
          <table:table-cell table:style-name="ce21" office:value-type="string" calcext:value-type="string" table:number-columns-spanned="1" table:number-rows-spanned="5">
            <text:p><text:a xlink:href="https://www.weatherbit.io/pricing" xlink:type="simple">https://www.weatherbit.io/pricing</text:a></text:p>
          </table:table-cell>
          <table:table-cell table:style-name="ce34" office:value-type="string" calcext:value-type="string" table:number-columns-spanned="1" table:number-rows-spanned="5">
            <text:p>For all of our commercial plan users we offer a "Basic Support" option included in the subscription. This includes: </text:p>
            <text:p>Email support</text:p>
            <text:p>3 business day support response time*</text:p>
            <text:p>99.5% API uptime (best effort)</text:p>
            <text:p>Ability to view current API status on our <text:a xlink:href="https://status.weatherbit.io/?ref=help.weatherbit.io" xlink:type="simple">status page</text:a>.</text:p>
            <text:p>*We make an effort to respond to all inquiries via email within 3 business days. Please allow additional time for complex requests. Response priority will be given to users based on plan level.</text:p>
            <text:p>Additionally, we offer upgraded support options for users, and organizations that require a higher level of support/availability. There are two options available:</text:p>
            <text:p>Priority Support</text:p>
            <text:p>Everything included in the "Basic Support" level +</text:p>
            <text:p>Outage notifications for outages or reduced API availability exceeding 30 minutes</text:p>
            <text:p>1 business day support response time</text:p>
            <text:p>The price for the "Priority Support" option is $100/mo (billed separately)</text:p>
            <text:p>Premium Support</text:p>
            <text:p>Everything included in the "Priority Support" level +</text:p>
            <text:p>1 day response time (including weekends / holidays / off-hours)</text:p>
            <text:p>Detailed responses from technical support staff for complex requests†</text:p>
            <text:p>Outage notifications for outages or reduced API availability exceeding 15 minutes</text:p>
            <text:p>Emergency support request escalation</text:p>
            <text:p>Limited or Basic Technical Advice*</text:p>
          </table:table-cell>
          <table:table-cell table:style-name="ce4" table:number-columns-repeated="16374"/>
        </table:table-row>
        <table:table-row table:style-name="ro9">
          <table:table-cell table:style-name="ce4"/>
          <table:covered-table-cell table:style-name="ce8"/>
          <table:table-cell table:style-name="ce21" office:value-type="string" calcext:value-type="string">
            <text:p>Standard</text:p>
          </table:table-cell>
          <table:table-cell table:style-name="ce21" office:value-type="string" calcext:value-type="string">
            <text:p>Uso comercial con hasta 25,000 solicitudes diarias</text:p>
          </table:table-cell>
          <table:table-cell table:style-name="ce21" office:value-type="string" calcext:value-type="string">
            <text:p>- Pronósticos diarios de 16 días</text:p>
            <text:p>- Datos meteorológicos actuales y de rayos</text:p>
            <text:p>- Pronósticos horarios y por minutos</text:p>
            <text:p>- Licencia de uso comercial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€40 por mes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9">
          <table:table-cell table:style-name="ce4"/>
          <table:covered-table-cell table:style-name="ce8"/>
          <table:table-cell table:style-name="ce21" office:value-type="string" calcext:value-type="string">
            <text:p>Plus</text:p>
          </table:table-cell>
          <table:table-cell table:style-name="ce21" office:value-type="string" calcext:value-type="string">
            <text:p>Uso comercial con hasta 250,000 solicitudes diarias</text:p>
          </table:table-cell>
          <table:table-cell table:style-name="ce21" office:value-type="string" calcext:value-type="string">
            <text:p>- Pronósticos diarios de 16 días</text:p>
            <text:p>- Datos meteorológicos actuales y de rayos</text:p>
            <text:p>- Pronósticos horarios y por minutos</text:p>
            <text:p>- Normas climáticas</text:p>
            <text:p>- Datos históricos (5 años)</text:p>
            <text:p>- Mapas (Beta)</text:p>
            <text:p>- Licencia de uso comercial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€180 por mes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9">
          <table:table-cell table:style-name="ce4"/>
          <table:covered-table-cell table:style-name="ce8"/>
          <table:table-cell table:style-name="ce21" office:value-type="string" calcext:value-type="string">
            <text:p>Business</text:p>
          </table:table-cell>
          <table:table-cell table:style-name="ce21" office:value-type="string" calcext:value-type="string">
            <text:p>Uso comercial con hasta 2 millones de solicitudes diarias</text:p>
          </table:table-cell>
          <table:table-cell table:style-name="ce21" office:value-type="string" calcext:value-type="string">
            <text:p>- Pronósticos diarios de 16 días</text:p>
            <text:p>- Datos meteorológicos actuales y de rayos</text:p>
            <text:p>- Pronósticos horarios y por minutos</text:p>
            <text:p>- Normas climáticas</text:p>
            <text:p>- Datos históricos (25 años)</text:p>
            <text:p>- Mapas (Beta)</text:p>
            <text:p>- API de calidad del aire</text:p>
            <text:p>- API de Ag-Weather y Energía</text:p>
            <text:p>- Licencia de uso comercial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€450 por mes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9">
          <table:table-cell table:style-name="ce4"/>
          <table:covered-table-cell table:style-name="ce8"/>
          <table:table-cell table:style-name="ce21" office:value-type="string" calcext:value-type="string">
            <text:p>Enterprise</text:p>
          </table:table-cell>
          <table:table-cell table:style-name="ce21" office:value-type="string" calcext:value-type="string">
            <text:p>Uso comercial personalizado</text:p>
          </table:table-cell>
          <table:table-cell table:style-name="ce21" office:value-type="string" calcext:value-type="string">
            <text:p>- Solicitudes personalizadas</text:p>
            <text:p>- Datos meteorológicos actuales y de rayos</text:p>
            <text:p>- Pronósticos horarios y por minutos</text:p>
            <text:p>- Normas climáticas</text:p>
            <text:p>- Datos históricos (más de 25 años)</text:p>
            <text:p>- Mapas (Beta)</text:p>
            <text:p>- API de calidad del aire</text:p>
            <text:p>- API de Ag-Weather y Energía</text:p>
            <text:p>- Licencia de uso comercial</text:p>
            <text:p>- Soporte prioritario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Precio personalizado desde 950 (contactar para cotización)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4"/>
          <table:table-cell table:style-name="ce13" office:value-type="string" calcext:value-type="string" table:number-columns-spanned="1" table:number-rows-spanned="5">
            <text:p><text:span text:style-name="T3">AerisWeather</text:span></text:p>
            <text:p/>
            <text:p/>
            <text:p/>
            <text:p/>
            <text:p/>
            <text:p/>
            <text:p><text:span text:style-name="T1">DATOS BASE:</text:span></text:p>
            <text:p><text:span text:style-name="T2">- Temperatura actual.</text:span></text:p>
            <text:p><text:span text:style-name="T2">- Temperaturas máximas y mínimas del día</text:span></text:p>
            <text:p><text:span text:style-name="T2">- Datos de viento.</text:span></text:p>
            <text:p><text:span text:style-name="T2">- Datos de precipitaciones</text:span></text:p>
          </table:table-cell>
          <table:table-cell table:style-name="ce10" office:value-type="string" calcext:value-type="string">
            <text:p>Tipo de Plan</text:p>
          </table:table-cell>
          <table:table-cell table:style-name="ce10" office:value-type="string" calcext:value-type="string">
            <text:p>Uso Permitido</text:p>
          </table:table-cell>
          <table:table-cell table:style-name="ce10" office:value-type="string" calcext:value-type="string">
            <text:p>Servicios/Características</text:p>
          </table:table-cell>
          <table:table-cell table:style-name="ce10" office:value-type="string" calcext:value-type="string">
            <text:p>Atribución Obligatoria</text:p>
          </table:table-cell>
          <table:table-cell table:style-name="ce10" office:value-type="string" calcext:value-type="string">
            <text:p>Precio (USD)</text:p>
          </table:table-cell>
          <table:table-cell table:style-name="ce10" office:value-type="string" calcext:value-type="string">
            <text:p>Enlace</text:p>
          </table:table-cell>
          <table:table-cell table:style-name="ce10" office:value-type="string" calcext:value-type="string">
            <text:p>DETALLES</text:p>
          </table:table-cell>
          <table:table-cell table:style-name="ce4" table:number-columns-repeated="16374"/>
        </table:table-row>
        <table:table-row table:style-name="ro10">
          <table:table-cell table:style-name="ce4"/>
          <table:covered-table-cell table:style-name="ce8"/>
          <table:table-cell table:style-name="ce29" office:value-type="string" calcext:value-type="string">
            <text:p>Plan 1</text:p>
          </table:table-cell>
          <table:table-cell table:style-name="ce31" office:value-type="string" calcext:value-type="string">
            <text:p>Comercial</text:p>
          </table:table-cell>
          <table:table-cell table:style-name="ce31" office:value-type="string" calcext:value-type="string">
            <text:p><text:span text:style-name="T5">- 1,000,000 accesos/mes</text:span></text:p>
            <text:p><text:span text:style-name="T5">- 500 accesos/minuto (máx.)</text:span>- Weather API &amp; Maps</text:p>
            <text:p>- Soporte Básico</text:p>
            <text:p>- MapsGL</text:p>
            <text:p>- Lightning Strikes</text:p>
            <text:p>- Road Weather Analytics</text:p>
            <text:p>- Road Weather Conditions</text:p>
            <text:p>- Air Quality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€300/mes </text:p>
            <text:p>≈ USD 320</text:p>
          </table:table-cell>
          <table:table-cell table:style-name="ce21" office:value-type="string" calcext:value-type="string" table:number-columns-spanned="1" table:number-rows-spanned="4">
            <text:p><text:a xlink:href="https://signup.xweather.com/" xlink:type="simple">https://signup.xweather.com/</text:a></text:p>
          </table:table-cell>
          <table:table-cell table:style-name="ce25" office:value-type="string" calcext:value-type="string" table:number-columns-spanned="1" table:number-rows-spanned="4">
            <text:p><text:span text:style-name="T8">Observaciones</text:span></text:p>
            <text:p>Uso Permitido: Se refiere a la cantidad total de accesos (requests) permitidos al mes, así como el límite máximo de accesos por minuto.</text:p>
            <text:p>Servicios/Características: Todos los planes incluyen el acceso a la misma suite de productos (Weather API &amp; Maps, Lightning Strikes, Road Weather Analytics, Road Weather Conditions, Air Quality, etc.), pero varían en la cantidad de solicitudes disponibles.</text:p>
            <text:p>Atribución Obligatoria: En la información proporcionada no se menciona que sea obligatoria la atribución (es decir, hacer referencia a la fuente de los datos), por lo que se asume que no es requerida en estos planes.</text:p>
            <text:p>Precio (USD): El valor en dólares es aproximado y depende de la tasa de cambio vigente.</text:p>
            <text:p/>
          </table:table-cell>
          <table:table-cell table:style-name="ce4" table:number-columns-repeated="16374"/>
        </table:table-row>
        <table:table-row table:style-name="ro10">
          <table:table-cell table:style-name="ce4"/>
          <table:covered-table-cell table:style-name="ce8"/>
          <table:table-cell table:style-name="ce29" office:value-type="string" calcext:value-type="string">
            <text:p>Plan 2</text:p>
          </table:table-cell>
          <table:table-cell table:style-name="ce31" office:value-type="string" calcext:value-type="string">
            <text:p>Comercial</text:p>
          </table:table-cell>
          <table:table-cell table:style-name="ce31" office:value-type="string" calcext:value-type="string">
            <text:p><text:span text:style-name="T5">- 3,000,000 accesos/mes</text:span></text:p>
            <text:p><text:span text:style-name="T5">- 1,000 accesos/minuto (máx.)</text:span>- Weather API &amp; Maps</text:p>
            <text:p>- Soporte Básico</text:p>
            <text:p>- MapsGL</text:p>
            <text:p>- Lightning Strikes</text:p>
            <text:p>- Road Weather Analytics</text:p>
            <text:p>- Road Weather Conditions</text:p>
            <text:p>- Air Quality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€600/mes </text:p>
            <text:p>≈ USD 640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0">
          <table:table-cell table:style-name="ce4"/>
          <table:covered-table-cell table:style-name="ce8"/>
          <table:table-cell table:style-name="ce29" office:value-type="string" calcext:value-type="string">
            <text:p>Plan 3</text:p>
          </table:table-cell>
          <table:table-cell table:style-name="ce31" office:value-type="string" calcext:value-type="string">
            <text:p>Comercial</text:p>
          </table:table-cell>
          <table:table-cell table:style-name="ce31" office:value-type="string" calcext:value-type="string">
            <text:p>- 5,000,000 accesos/mes - 1,100 accesos/minuto (máx.)</text:p>
            <text:p>- Weather API &amp; Maps</text:p>
            <text:p>- Soporte Básico</text:p>
            <text:p>- MapsGL</text:p>
            <text:p>- Lightning Strikes</text:p>
            <text:p>- Road Weather Analytics</text:p>
            <text:p>- Road Weather Conditions</text:p>
            <text:p>- Air Quality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€700/mes </text:p>
            <text:p>≈ USD 750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0">
          <table:table-cell table:style-name="ce4"/>
          <table:covered-table-cell table:style-name="ce8"/>
          <table:table-cell table:style-name="ce29" office:value-type="string" calcext:value-type="string">
            <text:p>Plan 4</text:p>
          </table:table-cell>
          <table:table-cell table:style-name="ce31" office:value-type="string" calcext:value-type="string">
            <text:p>Comercial</text:p>
          </table:table-cell>
          <table:table-cell table:style-name="ce31" office:value-type="string" calcext:value-type="string">
            <text:p>- 10,000,000 accesos/mes - 1,300 accesos/minuto (máx.)</text:p>
            <text:p>- Weather API &amp; Maps</text:p>
            <text:p>- Soporte Básico</text:p>
            <text:p>- MapsGL</text:p>
            <text:p>- Lightning Strikes</text:p>
            <text:p>- Road Weather Analytics</text:p>
            <text:p>- Road Weather Conditions</text:p>
            <text:p>- Air Quality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€950/mes </text:p>
            <text:p>≈ USD 1.015</text:p>
          </table:table-cell>
          <table:covered-table-cell table:number-columns-repeated="2" table:style-name="ce21"/>
          <table:table-cell table:style-name="ce4" table:number-columns-repeated="16374"/>
        </table:table-row>
        <table:table-row table:style-name="ro1">
          <table:table-cell table:number-columns-repeated="16384"/>
        </table:table-row>
        <table:table-row table:style-name="ro11">
          <table:table-cell/>
          <table:table-cell table:style-name="ce16" office:value-type="string" calcext:value-type="string" table:number-columns-spanned="8" table:number-rows-spanned="1">
            <text:p>Para uso de la AEMET España, se debe solicitar el tipo de uso y un api Key según se indica en el boe <text:a xlink:href="https://www.boe.es/buscar/doc.php?id=BOE-A-2016-111" xlink:type="simple">https://www.boe.es/buscar/doc.php?id=BOE-A-2016-111</text:a> </text:p>
            <text:p/>
            <text:p>Para usar los servicios públicos estatales (APIs) de meteorología u otros datos abiertos de cada país, normalmente se deben seguir estos pasos generales:      Identificar la agencia oficial o el portal de datos abiertos         En cada país suele haber un organismo estatal encargado de la meteorología y/o del manejo de datos abiertos.         Ejemplos:             Estados Unidos: NOAA (National Oceanic and Atmospheric Administration), que incluye la National Weather Service API.             España: AEMET (Agencia Estatal de Meteorología), con su portal de OpenData.             Reino Unido: Met Office, con su plataforma de datos.             Francia: Météo-France.             Alemania: Deutscher Wetterdienst (DWD).             Australia: Bureau of Meteorology (BOM).      Consultar la documentación y los términos de uso         Cada organismo suele publicar la documentación de su API en el sitio web oficial o en un portal de datos abiertos (por ejemplo, “datos.gob.es” en España).         Es importante revisar la licencia o los términos y condiciones de uso para saber si existen restricciones, por ejemplo:             Límite de solicitudes por minuto/día (rate limits).             Requerimientos de atribución (mencionar la fuente de los datos).             Restricciones en el tipo de uso (comercial o no comercial).      Obtener un acceso o clave (API key)         Muchas agencias ofrecen acceso gratuito a la API, pero exigen registrarse y obtener una clave para monitorizar el uso y evitar saturaciones.         El proceso de registro varía: puede ser un formulario en línea, o en algunos casos basta con aceptar los términos y condiciones.      Configurar correctamente las solicitudes         Cada API tiene parámetros y formatos específicos (JSON, XML, etc.).         Normalmente, la documentación explica cómo estructurar la URL de la solicitud, cómo incluir la clave de acceso (API key) y cuáles son los endpoints disponibles.         Algunas APIs requieren encabezados (headers) específicos (por ejemplo, un “User-Agent” con datos de tu aplicación).      Cumplir con las políticas de uso y el mantenimiento         Verificar que las solicitudes no excedan los límites establecidos (si existen).         Incluir la atribución adecuada si la agencia lo solicita (por ejemplo, un aviso “Datos proporcionados por [Agencia X]”).         Actualizar periódicamente la implementación, ya que las agencias pueden modificar o actualizar sus servicios y endpoints.      Verificar la actualización y fiabilidad de los datos         Los datos de los servicios estatales pueden tener diferentes frecuencias de actualización (en tiempo real, cada hora, cada 3 horas, etc.).         Revisar la periodicidad de los datos y las garantías de exactitud que ofrece la agencia.      Considerar la compatibilidad con otras herramientas         Muchas veces, las agencias estatales también ofrecen librerías, SDKs o ejemplos de código para facilitar la integración (por ejemplo, en Python, JavaScript, etc.).         Asegurarse de que el formato de datos (JSON, XML, CSV) sea compatible con tu aplicación o sistema.</text:p>
          </table:table-cell>
          <table:covered-table-cell table:number-columns-repeated="7"/>
          <table:table-cell table:number-columns-repeated="16375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aial" svg:font-family="araial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04:37.383538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11:31</meta:creation-date>
    <dc:date>2025-03-18T10:09:33.519615909</dc:date>
    <meta:generator>LibreOffice/24.2.7.2$Linux_X86_64 LibreOffice_project/420$Build-2</meta:generator>
    <meta:editing-duration>PT1H38M42S</meta:editing-duration>
    <meta:editing-cycles>13</meta:editing-cycles>
    <meta:print-date>2025-03-18T09:59:44.056713487</meta:print-date>
    <meta:printed-by>PDF files</meta:printed-by>
    <meta:document-statistic meta:table-count="1" meta:cell-count="234" meta:object-count="0"/>
    <meta:user-defined meta:name="AppVersion">12.0000</meta:user-defined>
  </office:meta>
</office:document-meta>
</file>